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ohlraum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delta_t</text:p>
          </table:table-cell>
          <table:table-cell office:value-type="string" calcext:value-type="string">
            <text:p>delta_t_seconds</text:p>
          </table:table-cell>
          <table:table-cell office:value-type="string" calcext:value-type="string">
            <text:p>sys_size</text:p>
          </table:table-cell>
          <table:table-cell table:number-columns-repeated="2"/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time" office:time-value="PT1072479H19M10.153695792S" calcext:value-type="time">
            <text:p>1072479:19:10.15</text:p>
          </table:table-cell>
          <table:table-cell office:value-type="time" office:time-value="PT1072479H20M55.724443495S" calcext:value-type="time">
            <text:p>1072479:20:55.72</text:p>
          </table:table-cell>
          <table:table-cell table:formula="of:=[.C4]-[.B4]" office:value-type="time" office:time-value="PT00H01M45.570747S" calcext:value-type="time">
            <text:p>00:01:46</text:p>
          </table:table-cell>
          <table:table-cell table:formula="of:=[.D4]*86400" office:value-type="float" office:value="105.570747" calcext:value-type="float">
            <text:p>105.57074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office:value-type="time" office:time-value="PT1072479H22M12.707386091S" calcext:value-type="time">
            <text:p>1072479:22:12.71</text:p>
          </table:table-cell>
          <table:table-cell office:value-type="time" office:time-value="PT1072479H24M24.088650607S" calcext:value-type="time">
            <text:p>1072479:24:24.09</text:p>
          </table:table-cell>
          <table:table-cell table:formula="of:=[.C5]-[.B5]" office:value-type="time" office:time-value="PT00H02M11.381264S" calcext:value-type="time">
            <text:p>00:02:11</text:p>
          </table:table-cell>
          <table:table-cell table:formula="of:=[.D5]*86400" office:value-type="float" office:value="131.381264" calcext:value-type="float">
            <text:p>131.38126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time" office:time-value="PT1072479H25M40.71744103S" calcext:value-type="time">
            <text:p>1072479:25:40.72</text:p>
          </table:table-cell>
          <table:table-cell office:value-type="time" office:time-value="PT1072479H30M26.616810635S" calcext:value-type="time">
            <text:p>1072479:30:26.62</text:p>
          </table:table-cell>
          <table:table-cell table:formula="of:=[.C6]-[.B6]" office:value-type="time" office:time-value="PT00H04M45.899369S" calcext:value-type="time">
            <text:p>00:04:46</text:p>
          </table:table-cell>
          <table:table-cell table:formula="of:=[.D6]*86400" office:value-type="float" office:value="285.899369" calcext:value-type="float">
            <text:p>285.89936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time" office:time-value="PT1072479H31M43.553151526S" calcext:value-type="time">
            <text:p>1072479:31:43.55</text:p>
          </table:table-cell>
          <table:table-cell office:value-type="time" office:time-value="PT1072479H40M51.27275493S" calcext:value-type="time">
            <text:p>1072479:40:51.27</text:p>
          </table:table-cell>
          <table:table-cell table:formula="of:=[.C7]-[.B7]" office:value-type="time" office:time-value="PT00H09M07.719602S" calcext:value-type="time">
            <text:p>00:09:08</text:p>
          </table:table-cell>
          <table:table-cell table:formula="of:=[.D7]*86400" office:value-type="float" office:value="547.719602" calcext:value-type="float">
            <text:p>547.71960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office:value-type="time" office:time-value="PT1072479H42M07.897744998S" calcext:value-type="time">
            <text:p>1072479:42:07.90</text:p>
          </table:table-cell>
          <table:table-cell office:value-type="time" office:time-value="PT1072479H59M02.441449128S" calcext:value-type="time">
            <text:p>1072479:59:02.44</text:p>
          </table:table-cell>
          <table:table-cell table:formula="of:=[.C8]-[.B8]" office:value-type="time" office:time-value="PT00H16M54.543704S" calcext:value-type="time">
            <text:p>00:16:55</text:p>
          </table:table-cell>
          <table:table-cell table:formula="of:=[.D8]*86400" office:value-type="float" office:value="1014.543704" calcext:value-type="float">
            <text:p>1014.54370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10</text:p>
          </table:table-cell>
          <table:table-cell office:value-type="time" office:time-value="PT1072439H06M00.756427702S" calcext:value-type="time">
            <text:p>1072439:06:00.76</text:p>
          </table:table-cell>
          <table:table-cell office:value-type="time" office:time-value="PT1072439H11M57.509970255S" calcext:value-type="time">
            <text:p>1072439:11:57.51</text:p>
          </table:table-cell>
          <table:table-cell table:formula="of:=[.C10]-[.B10]" office:value-type="time" office:time-value="PT00H05M56.75354S" calcext:value-type="time">
            <text:p>00:05:57</text:p>
          </table:table-cell>
          <table:table-cell table:formula="of:=[.D10]*86400" office:value-type="float" office:value="356.75354" calcext:value-type="float">
            <text:p>356.7535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0</text:p>
          </table:table-cell>
          <table:table-cell office:value-type="time" office:time-value="PT1072439H13M18.350477591S" calcext:value-type="time">
            <text:p>1072439:13:18.35</text:p>
          </table:table-cell>
          <table:table-cell office:value-type="time" office:time-value="PT1072439H40M46.976389177S" calcext:value-type="time">
            <text:p>1072439:40:46.98</text:p>
          </table:table-cell>
          <table:table-cell table:formula="of:=[.C11]-[.B11]" office:value-type="time" office:time-value="PT00H27M28.625912S" calcext:value-type="time">
            <text:p>00:27:29</text:p>
          </table:table-cell>
          <table:table-cell table:formula="of:=[.D11]*86400" office:value-type="float" office:value="1648.625912" calcext:value-type="float">
            <text:p>1648.625912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0</text:p>
          </table:table-cell>
          <table:table-cell office:value-type="time" office:time-value="PT1072439H42M04.797411449S" calcext:value-type="time">
            <text:p>1072439:42:04.80</text:p>
          </table:table-cell>
          <table:table-cell office:value-type="time" office:time-value="PT1072440H50M44.621567521S" calcext:value-type="time">
            <text:p>1072440:50:44.62</text:p>
          </table:table-cell>
          <table:table-cell table:formula="of:=[.C12]-[.B12]" office:value-type="time" office:time-value="PT01H08M39.824155S" calcext:value-type="time">
            <text:p>01:08:40</text:p>
          </table:table-cell>
          <table:table-cell table:formula="of:=[.D12]*86400" office:value-type="float" office:value="4119.824155" calcext:value-type="float">
            <text:p>4119.824155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0</text:p>
          </table:table-cell>
          <table:table-cell office:value-type="time" office:time-value="PT1072440H52M02.940691933S" calcext:value-type="time">
            <text:p>1072440:52:02.94</text:p>
          </table:table-cell>
          <table:table-cell office:value-type="time" office:time-value="PT1072449H28M18.572331481S" calcext:value-type="time">
            <text:p>1072449:28:18.57</text:p>
          </table:table-cell>
          <table:table-cell table:formula="of:=[.C13]-[.B13]" office:value-type="time" office:time-value="PT08H36M15.63164S" calcext:value-type="time">
            <text:p>08:36:16</text:p>
          </table:table-cell>
          <table:table-cell table:formula="of:=[.D13]*86400" office:value-type="float" office:value="30975.63164" calcext:value-type="float">
            <text:p>30975.63164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0</text:p>
          </table:table-cell>
          <table:table-cell office:value-type="time" office:time-value="PT1072449H29M37.8137343S" calcext:value-type="time">
            <text:p>1072449:29:37.81</text:p>
          </table:table-cell>
          <table:table-cell office:value-type="time" office:time-value="PT1072472H48M26.42772764S" calcext:value-type="time">
            <text:p>1072472:48:26.43</text:p>
          </table:table-cell>
          <table:table-cell table:formula="of:=[.C14]-[.B14]" office:value-type="time" office:time-value="PT23H18M48.613993S" calcext:value-type="time">
            <text:p>23:18:49</text:p>
          </table:table-cell>
          <table:table-cell table:formula="of:=[.D14]*86400" office:value-type="float" office:value="83928.613993" calcext:value-type="float">
            <text:p>83928.613993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2_g3</text:p>
          </table:table-cell>
          <table:table-cell office:value-type="time" office:time-value="PT1072554H44M55.204992313S" calcext:value-type="time">
            <text:p>1072554:44:55.21</text:p>
          </table:table-cell>
          <table:table-cell office:value-type="time" office:time-value="PT1072559H13M55.376272537S" calcext:value-type="time">
            <text:p>1072559:13:55.38</text:p>
          </table:table-cell>
          <table:table-cell table:formula="of:=[.C16]-[.B16]" office:value-type="time" office:time-value="PT04H29M00.171279S" calcext:value-type="time">
            <text:p>04:29:00</text:p>
          </table:table-cell>
          <table:table-cell table:formula="of:=[.D16]*86400" office:value-type="float" office:value="16140.171279" calcext:value-type="float">
            <text:p>16140.17127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_g3</text:p>
          </table:table-cell>
          <table:table-cell office:value-type="time" office:time-value="PT1072560H52M55.906261615S" calcext:value-type="time">
            <text:p>1072560:52:55.91</text:p>
          </table:table-cell>
          <table:table-cell office:value-type="time" office:time-value="PT1072569H34M17.073041517S" calcext:value-type="time">
            <text:p>1072569:34:17.07</text:p>
          </table:table-cell>
          <table:table-cell table:formula="of:=[.C17]-[.B17]" office:value-type="time" office:time-value="PT08H41M21.166781S" calcext:value-type="time">
            <text:p>08:41:21</text:p>
          </table:table-cell>
          <table:table-cell table:formula="of:=[.D17]*86400" office:value-type="float" office:value="31281.166781" calcext:value-type="float">
            <text:p>31281.16678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2_n_g0</text:p>
          </table:table-cell>
          <table:table-cell office:value-type="time" office:time-value="PT1072482H42M56.46050714S" calcext:value-type="time">
            <text:p>1072482:42:56.46</text:p>
          </table:table-cell>
          <table:table-cell office:value-type="time" office:time-value="PT1072483H10M34.506677091S" calcext:value-type="time">
            <text:p>1072483:10:34.51</text:p>
          </table:table-cell>
          <table:table-cell table:formula="of:=[.C19]-[.B19]" office:value-type="time" office:time-value="PT00H27M38.046172S" calcext:value-type="time">
            <text:p>00:27:38</text:p>
          </table:table-cell>
          <table:table-cell table:formula="of:=[.D19]*86400" office:value-type="float" office:value="1658.046172" calcext:value-type="float">
            <text:p>1658.04617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_n_g0_rot</text:p>
          </table:table-cell>
          <table:table-cell office:value-type="time" office:time-value="PT1072481H59M43.694241196S" calcext:value-type="time">
            <text:p>1072481:59:43.69</text:p>
          </table:table-cell>
          <table:table-cell office:value-type="time" office:time-value="PT1072482H41M38.707556818S" calcext:value-type="time">
            <text:p>1072482:41:38.71</text:p>
          </table:table-cell>
          <table:table-cell table:formula="of:=[.C20]-[.B20]" office:value-type="time" office:time-value="PT00H41M55.013316S" calcext:value-type="time">
            <text:p>00:41:55</text:p>
          </table:table-cell>
          <table:table-cell table:formula="of:=[.D20]*86400" office:value-type="float" office:value="2515.013316" calcext:value-type="float">
            <text:p>2515.01331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_n_g3</text:p>
          </table:table-cell>
          <table:table-cell office:value-type="time" office:time-value="PT1072483H11M52.015776895S" calcext:value-type="time">
            <text:p>1072483:11:52.02</text:p>
          </table:table-cell>
          <table:table-cell office:value-type="time" office:time-value="PT1072483H39M24.85607503S" calcext:value-type="time">
            <text:p>1072483:39:24.86</text:p>
          </table:table-cell>
          <table:table-cell table:formula="of:=[.C21]-[.B21]" office:value-type="time" office:time-value="PT00H27M32.840298S" calcext:value-type="time">
            <text:p>00:27:33</text:p>
          </table:table-cell>
          <table:table-cell table:formula="of:=[.D21]*86400" office:value-type="float" office:value="1652.840298" calcext:value-type="float">
            <text:p>1652.84029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_n_g0</text:p>
          </table:table-cell>
          <table:table-cell office:value-type="time" office:time-value="PT1072483H40M42.296735756S" calcext:value-type="time">
            <text:p>1072483:40:42.30</text:p>
          </table:table-cell>
          <table:table-cell office:value-type="time" office:time-value="PT1072484H12M06.567498408S" calcext:value-type="time">
            <text:p>1072484:12:06.57</text:p>
          </table:table-cell>
          <table:table-cell table:formula="of:=[.C22]-[.B22]" office:value-type="time" office:time-value="PT00H31M24.270762S" calcext:value-type="time">
            <text:p>00:31:24</text:p>
          </table:table-cell>
          <table:table-cell table:formula="of:=[.D22]*86400" office:value-type="float" office:value="1884.270762" calcext:value-type="float">
            <text:p>1884.27076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_n_g3</text:p>
          </table:table-cell>
          <table:table-cell office:value-type="time" office:time-value="PT1072484H13M23.769709077S" calcext:value-type="time">
            <text:p>1072484:13:23.77</text:p>
          </table:table-cell>
          <table:table-cell office:value-type="time" office:time-value="PT1072484H44M58.875162844S" calcext:value-type="time">
            <text:p>1072484:44:58.88</text:p>
          </table:table-cell>
          <table:table-cell table:formula="of:=[.C23]-[.B23]" office:value-type="time" office:time-value="PT00H31M35.105454S" calcext:value-type="time">
            <text:p>00:31:35</text:p>
          </table:table-cell>
          <table:table-cell table:formula="of:=[.D23]*86400" office:value-type="float" office:value="1895.105454" calcext:value-type="float">
            <text:p>1895.10545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_n_g3</text:p>
          </table:table-cell>
          <table:table-cell office:value-type="time" office:time-value="PT1072484H46M16.895108633S" calcext:value-type="time">
            <text:p>1072484:46:16.90</text:p>
          </table:table-cell>
          <table:table-cell office:value-type="time" office:time-value="PT1072485H21M11.783977188S" calcext:value-type="time">
            <text:p>1072485:21:11.78</text:p>
          </table:table-cell>
          <table:table-cell table:formula="of:=[.C24]-[.B24]" office:value-type="time" office:time-value="PT00H34M54.88887S" calcext:value-type="time">
            <text:p>00:34:55</text:p>
          </table:table-cell>
          <table:table-cell table:formula="of:=[.D24]*86400" office:value-type="float" office:value="2094.88887" calcext:value-type="float">
            <text:p>2094.8888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N rerun with S6 quadratur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2_n_g2</text:p>
          </table:table-cell>
          <table:table-cell office:value-type="time" office:time-value="PT1072674H28M27.189073786S" calcext:value-type="time">
            <text:p>1072674:28:27.19</text:p>
          </table:table-cell>
          <table:table-cell office:value-type="time" office:time-value="PT1072674H38M43.976771347S" calcext:value-type="time">
            <text:p>1072674:38:43.98</text:p>
          </table:table-cell>
          <table:table-cell table:formula="of:=[.C27]-[.B27]" office:value-type="time" office:time-value="PT00H10M16.787697S" calcext:value-type="time">
            <text:p>00:10:17</text:p>
          </table:table-cell>
          <table:table-cell table:formula="of:=[.D27]*86400" office:value-type="float" office:value="616.787697" calcext:value-type="float">
            <text:p>616.78769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_n_g2_rot</text:p>
          </table:table-cell>
          <table:table-cell office:value-type="time" office:time-value="PT1072674H40M25.418199599S" calcext:value-type="time">
            <text:p>1072674:40:25.42</text:p>
          </table:table-cell>
          <table:table-cell office:value-type="time" office:time-value="PT1072675H06M43.858793154S" calcext:value-type="time">
            <text:p>1072675:06:43.86</text:p>
          </table:table-cell>
          <table:table-cell table:formula="of:=[.C28]-[.B28]" office:value-type="time" office:time-value="PT00H26M18.440594S" calcext:value-type="time">
            <text:p>00:26:18</text:p>
          </table:table-cell>
          <table:table-cell table:formula="of:=[.D28]*86400" office:value-type="float" office:value="1578.440594" calcext:value-type="float">
            <text:p>1578.4405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_n_g2</text:p>
          </table:table-cell>
          <table:table-cell office:value-type="time" office:time-value="PT1072674H13M16.923696622S" calcext:value-type="time">
            <text:p>1072674:13:16.92</text:p>
          </table:table-cell>
          <table:table-cell office:value-type="time" office:time-value="PT1072674H27M03.533626646S" calcext:value-type="time">
            <text:p>1072674:27:03.53</text:p>
          </table:table-cell>
          <table:table-cell table:formula="of:=[.C29]-[.B29]" office:value-type="time" office:time-value="PT00H13M46.60993S" calcext:value-type="time">
            <text:p>00:13:47</text:p>
          </table:table-cell>
          <table:table-cell table:formula="of:=[.D29]*86400" office:value-type="float" office:value="826.60993" calcext:value-type="float">
            <text:p>826.6099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_n_g2</text:p>
          </table:table-cell>
          <table:table-cell office:value-type="time" office:time-value="PT1072673H53M29.588636085S" calcext:value-type="time">
            <text:p>1072673:53:29.59</text:p>
          </table:table-cell>
          <table:table-cell office:value-type="time" office:time-value="PT1072674H11M54.414786547S" calcext:value-type="time">
            <text:p>1072674:11:54.41</text:p>
          </table:table-cell>
          <table:table-cell table:formula="of:=[.C30]-[.B30]" office:value-type="time" office:time-value="PT00H18M24.826151S" calcext:value-type="time">
            <text:p>00:18:25</text:p>
          </table:table-cell>
          <table:table-cell table:formula="of:=[.D30]*86400" office:value-type="float" office:value="1104.826151" calcext:value-type="float">
            <text:p>1104.82615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3:18:59.734676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04:12.789940447</meta:creation-date>
    <dc:date>2022-05-13T14:14:34.592764854</dc:date>
    <meta:editing-duration>PT1H23M12S</meta:editing-duration>
    <meta:editing-cycles>12</meta:editing-cycles>
    <meta:generator>LibreOffice/6.4.7.2$Linux_X86_64 LibreOffice_project/40$Build-2</meta:generator>
    <meta:document-statistic meta:table-count="1" meta:cell-count="141" meta:object-count="0"/>
  </office:meta>
</office:document-meta>
</file>